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02cm" svg:stroke-color="#0000ff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cc0000" draw:textarea-vertical-align="middle" draw:auto-grow-height="false" fo:min-height="0.749cm" fo:min-width="0.499cm"/>
    </style:style>
    <style:style style:name="gr5" style:family="graphic" style:parent-style-name="standard">
      <style:graphic-properties draw:stroke="dash" draw:stroke-dash="Fine_20_Dashed" svg:stroke-width="0.051cm" svg:stroke-color="#008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8000"/>
    </style:style>
    <style:style style:name="P4" style:family="paragraph">
      <style:paragraph-properties fo:margin-left="0cm" fo:margin-right="0cm" fo:text-indent="0cm"/>
      <style:text-properties fo:color="#0000ff" fo:font-size="18pt" style:font-size-asian="18pt" style:font-size-complex="18pt"/>
    </style:style>
    <style:style style:name="P5" style:family="paragraph">
      <style:paragraph-properties fo:margin-left="0cm" fo:margin-right="0cm" fo:text-indent="0cm"/>
      <style:text-properties fo:color="#cc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fo:font-family="Symbol"/>
    </style:style>
    <style:style style:name="T4" style:family="text">
      <style:text-properties style:text-position="-33% 58%"/>
    </style:style>
    <style:style style:name="T5" style:family="text">
      <style:text-properties fo:color="#0000ff" fo:font-size="18pt" style:font-size-asian="18pt" style:font-size-complex="18pt"/>
    </style:style>
    <style:style style:name="T6" style:family="text">
      <style:text-properties fo:color="#cc000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9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5.625cm" svg:y1="13.058cm" svg:x2="14.03cm" svg:y2="13.058cm">
          <text:p text:style-name="P2"/>
        </draw:line>
        <draw:line draw:style-name="gr1" draw:text-style-name="P1" draw:layer="layout" svg:x1="5.588cm" svg:y1="13.051cm" svg:x2="5.588cm" svg:y2="2.638cm">
          <text:p text:style-name="P2"/>
        </draw:line>
        <draw:line draw:style-name="gr1" draw:text-style-name="P1" draw:layer="layout" svg:x1="5.358cm" svg:y1="7.758cm" svg:x2="5.868cm" svg:y2="7.758cm">
          <text:p text:style-name="P2"/>
        </draw:line>
        <draw:line draw:style-name="gr1" draw:text-style-name="P1" draw:layer="layout" svg:x1="5.358cm" svg:y1="2.638cm" svg:x2="5.868cm" svg:y2="2.638cm">
          <text:p text:style-name="P2"/>
        </draw:line>
        <draw:line draw:style-name="gr1" draw:text-style-name="P1" draw:layer="layout" svg:x1="7.712cm" svg:y1="12.843cm" svg:x2="7.714cm" svg:y2="13.353cm">
          <text:p text:style-name="P2"/>
        </draw:line>
        <draw:line draw:style-name="gr1" draw:text-style-name="P1" draw:layer="layout" svg:x1="9.812cm" svg:y1="12.843cm" svg:x2="9.814cm" svg:y2="13.353cm">
          <text:p text:style-name="P2"/>
        </draw:line>
        <draw:line draw:style-name="gr1" draw:text-style-name="P1" draw:layer="layout" svg:x1="11.912cm" svg:y1="12.843cm" svg:x2="11.914cm" svg:y2="13.353cm">
          <text:p text:style-name="P2"/>
        </draw:line>
        <draw:line draw:style-name="gr1" draw:text-style-name="P1" draw:layer="layout" svg:x1="14.012cm" svg:y1="12.843cm" svg:x2="14.014cm" svg:y2="13.353cm">
          <text:p text:style-name="P2"/>
        </draw:line>
        <draw:frame draw:style-name="gr2" draw:layer="layout" svg:width="0.858cm" svg:height="0.962cm" svg:x="5.247cm" svg:y="13.105cm">
          <draw:text-box>
            <text:p text:style-name="P2">0</text:p>
          </draw:text-box>
        </draw:frame>
        <draw:frame draw:style-name="gr2" draw:layer="layout" svg:width="1.391cm" svg:height="0.962cm" svg:x="7.047cm" svg:y="13.105cm">
          <draw:text-box>
            <text:p text:style-name="P2">0.5</text:p>
          </draw:text-box>
        </draw:frame>
        <draw:frame draw:style-name="gr2" draw:layer="layout" svg:width="1.387cm" svg:height="0.962cm" svg:x="9.148cm" svg:y="13.105cm">
          <draw:text-box>
            <text:p text:style-name="P2">1.0</text:p>
          </draw:text-box>
        </draw:frame>
        <draw:frame draw:style-name="gr2" draw:layer="layout" svg:width="1.387cm" svg:height="0.962cm" svg:x="11.249cm" svg:y="13.105cm">
          <draw:text-box>
            <text:p text:style-name="P2">1.5</text:p>
          </draw:text-box>
        </draw:frame>
        <draw:frame draw:style-name="gr2" draw:layer="layout" svg:width="1.391cm" svg:height="0.962cm" svg:x="13.35cm" svg:y="13.105cm">
          <draw:text-box>
            <text:p text:style-name="P2">2.0</text:p>
          </draw:text-box>
        </draw:frame>
        <draw:frame draw:style-name="gr2" draw:layer="layout" svg:width="0.858cm" svg:height="0.962cm" svg:x="4.487cm" svg:y="12.505cm">
          <draw:text-box>
            <text:p text:style-name="P2">0</text:p>
          </draw:text-box>
        </draw:frame>
        <draw:frame draw:style-name="gr2" draw:layer="layout" svg:width="2.018cm" svg:height="0.962cm" svg:x="3.248cm" svg:y="7.285cm">
          <draw:text-box>
            <text:p text:style-name="P2">1/3 R</text:p>
          </draw:text-box>
        </draw:frame>
        <draw:frame draw:style-name="gr2" draw:layer="layout" svg:width="2.022cm" svg:height="0.962cm" svg:x="3.048cm" svg:y="2.205cm">
          <draw:text-box>
            <text:p text:style-name="P2">2/3 R</text:p>
          </draw:text-box>
        </draw:frame>
        <draw:frame draw:style-name="gr2" draw:layer="layout" svg:width="1.145cm" svg:height="1.114cm" draw:transform="rotate (1.58109376938136) translate (3.94cm 10.856cm)">
          <draw:text-box>
            <text:p text:style-name="P2"><text:span text:style-name="T1">C</text:span><text:span text:style-name="T2">v</text:span></text:p>
          </draw:text-box>
        </draw:frame>
        <draw:frame draw:style-name="gr2" draw:layer="layout" svg:width="2.068cm" svg:height="1.181cm" svg:x="8.607cm" svg:y="13.805cm">
          <draw:text-box>
            <text:p text:style-name="P2"><text:span text:style-name="T1">T</text:span> (<text:span text:style-name="T3">q</text:span><text:span text:style-name="T4">E</text:span>)</text:p>
          </draw:text-box>
        </draw:frame>
        <draw:path draw:style-name="gr3" draw:text-style-name="P1" draw:layer="layout" svg:width="8.364cm" svg:height="10.18cm" svg:x="5.606cm" svg:y="2.856cm" svg:viewBox="0 0 8365 10181" svg:d="m8365 0c-1163 102-2693 266-2693 266l-796 163-755 183-714 347-550 490-388 571-592 1183-530 2041-388 2448-387 2060-102 327-266 81-204 21">
          <text:p text:style-name="P2"/>
        </draw:path>
        <draw:custom-shape draw:style-name="gr4" draw:text-style-name="P1" draw:layer="layout" svg:width="0.286cm" svg:height="0.286cm" svg:x="6.513cm" svg:y="7.41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86cm" svg:height="0.286cm" svg:x="7.313cm" svg:y="4.77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86cm" svg:height="0.286cm" svg:x="8.953cm" svg:y="3.21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86cm" svg:height="0.286cm" svg:x="10.853cm" svg:y="2.91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86cm" svg:height="0.286cm" svg:x="12.753cm" svg:y="2.77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1" draw:layer="layout" svg:x1="5.726cm" svg:y1="2.638cm" svg:x2="14.131cm" svg:y2="2.638cm">
          <text:p text:style-name="P2"/>
        </draw:line>
        <draw:frame draw:style-name="gr2" draw:text-style-name="P3" draw:layer="layout" svg:width="4.968cm" svg:height="0.962cm" svg:x="7.218cm" svg:y="1.78cm">
          <draw:text-box>
            <text:p text:style-name="P3">Classical theory</text:p>
          </draw:text-box>
        </draw:frame>
        <draw:frame draw:style-name="gr2" draw:text-style-name="P4" draw:layer="layout" svg:width="4.024cm" svg:height="0.962cm" draw:transform="rotate (1.3976596649968) translate (6.611cm 11.178cm)">
          <draw:text-box>
            <text:p text:style-name="P2"><text:span text:style-name="T5">Experiments</text:span></text:p>
          </draw:text-box>
        </draw:frame>
        <draw:frame draw:style-name="gr2" draw:text-style-name="P5" draw:layer="layout" svg:width="2.758cm" svg:height="0.962cm" svg:x="5.476cm" svg:y="3.944cm">
          <draw:text-box>
            <text:p text:style-name="P2"><text:span text:style-name="T6">Einstein</text:span></text:p>
          </draw:text-box>
        </draw:frame>
        <draw:frame draw:style-name="gr2" draw:layer="layout" svg:width="8.406cm" svg:height="2.603cm" svg:x="8.755cm" svg:y="7.415cm">
          <draw:text-box>
            <text:p text:style-name="P2"><text:span text:style-name="T7">Recall:</text:span> <text:span text:style-name="T1">C</text:span><text:span text:style-name="T2">V</text:span> = (<text:span text:style-name="T8"></text:span><text:span text:style-name="T1">U</text:span>/<text:span text:style-name="T8"></text:span><text:span text:style-name="T1">T</text:span>)<text:span text:style-name="T2">V</text:span> <text:span text:style-name="T8"></text:span> 2<text:span text:style-name="T1">R</text:span>/3</text:p>
            <text:p text:style-name="P2"/>
            <text:p text:style-name="P2"><text:span text:style-name="T9">This is independent of T!</text:span></text:p>
          </draw:text-box>
        </draw:frame>
        <draw:frame draw:style-name="gr2" draw:layer="layout" svg:width="6.813cm" svg:height="0.962cm" svg:x="6.612cm" svg:y="14.685cm">
          <draw:text-box>
            <text:p text:style-name="P2">“reduced temperature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15T14:52:26</meta:creation-date>
    <dc:creator>Jussi Eloranta</dc:creator>
    <dc:date>2007-12-15T17:41:20</dc:date>
    <meta:editing-cycles>20</meta:editing-cycles>
    <meta:editing-duration>PT38M15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